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line-height="115%"/>
      <style:text-properties style:font-name="Arial1" fo:font-size="11pt" officeooo:rsid="001498d5" officeooo:paragraph-rsid="001498d5" style:font-size-asian="11pt" style:font-size-complex="11pt"/>
    </style:style>
    <style:style style:name="P3" style:family="paragraph" style:parent-style-name="Standard">
      <style:paragraph-properties fo:line-height="115%"/>
      <style:text-properties style:font-name="Arial1" fo:font-size="11pt" officeooo:paragraph-rsid="001498d5" style:font-size-asian="11pt" style:font-size-complex="11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Arial1" fo:font-size="14pt" style:text-underline-style="solid" style:text-underline-width="auto" style:text-underline-color="font-color" fo:font-weight="bold" officeooo:rsid="001498d5" officeooo:paragraph-rsid="001498d5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498d5" officeooo:paragraph-rsid="001658df" style:font-size-asian="11pt" style:font-size-complex="11pt"/>
    </style:style>
    <style:style style:name="P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498d5" officeooo:paragraph-rsid="002208c8" style:font-size-asian="11pt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e0c48" officeooo:paragraph-rsid="001e0c48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e0c48" officeooo:paragraph-rsid="001f1a8e" style:font-size-asian="11pt" style:font-size-complex="11pt"/>
    </style:style>
    <style:style style:name="P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e0c48" officeooo:paragraph-rsid="002208c8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2208c8" officeooo:paragraph-rsid="002208c8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fo:font-weight="bold" officeooo:rsid="002208c8" officeooo:paragraph-rsid="002208c8" style:font-size-asian="11pt" style:font-weight-asian="bold" style:font-size-complex="11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fo:font-weight="bold" officeooo:rsid="001e0c48" officeooo:paragraph-rsid="002208c8" style:font-size-asian="11pt" style:font-weight-asian="bold" style:font-size-complex="11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498d5" officeooo:paragraph-rsid="001dbf99" style:font-size-asian="11pt" style:font-size-complex="11pt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498d5" officeooo:paragraph-rsid="00158f06" style:font-size-asian="11pt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498d5" officeooo:paragraph-rsid="001658df" style:font-size-asian="11pt" style:font-size-complex="11pt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498d5" officeooo:paragraph-rsid="002208c8" style:font-size-asian="11pt" style:font-size-complex="11pt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498d5" officeooo:paragraph-rsid="002208c8" style:font-size-asian="11pt" style:font-size-complex="11pt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>
        <style:tab-stops>
          <style:tab-stop style:position="0.794cm"/>
          <style:tab-stop style:position="6.029cm"/>
          <style:tab-stop style:position="6.35cm"/>
        </style:tab-stops>
      </style:paragraph-properties>
      <style:text-properties style:font-name="Arial1" fo:font-size="11pt" officeooo:rsid="001498d5" officeooo:paragraph-rsid="002208c8" style:font-size-asian="11pt" style:font-size-complex="11pt"/>
    </style:style>
    <style:style style:name="P19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T1" style:family="text">
      <style:text-properties officeooo:rsid="001658df"/>
    </style:style>
    <style:style style:name="T2" style:family="text">
      <style:text-properties officeooo:rsid="001f1a8e"/>
    </style:style>
    <style:style style:name="T3" style:family="text">
      <style:text-properties officeooo:rsid="002208c8"/>
    </style:style>
    <style:style style:name="T4" style:family="text">
      <style:text-properties style:font-name="Arial1" fo:font-size="11pt" officeooo:rsid="002346f7" style:font-size-asian="11pt" style:font-size-complex="11pt"/>
    </style:style>
    <style:style style:name="T5" style:family="text">
      <style:text-properties officeooo:rsid="001498d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1a8e" style:font-weight-asian="normal" style:font-weight-complex="normal"/>
    </style:style>
    <style:style style:name="T8" style:family="text">
      <style:text-properties officeooo:rsid="002346f7"/>
    </style:style>
    <style:style style:name="T9" style:family="text">
      <style:text-properties style:font-name="Arial1"/>
    </style:style>
    <style:style style:name="T10" style:family="text">
      <style:text-properties style:font-name="Arial1" officeooo:rsid="001498d5"/>
    </style:style>
    <style:style style:name="T11" style:family="text">
      <style:text-properties fo:font-size="11pt" officeooo:rsid="002346f7" style:font-size-asian="11pt" style:font-size-complex="11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771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background-color="#ffffff" fo:border="soli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urrent-value="gggG" form:value="gggG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RAT PERJANJIAN JUAL BELI</text:p>
      <text:p text:style-name="P2"/>
      <text:p text:style-name="P2"/>
      <text:p text:style-name="P3"><text:span text:style-name="T5">Yang bertand</text:span><text:span text:style-name="T10">a tangan di bawah ini :</text:span></text:p>
      <text:p text:style-name="P2"/>
      <text:p text:style-name="P13">1.<text:tab/>Nama<text:tab/>:<text:tab/><draw:control text:anchor-type="as-char" svg:y="-0.355cm" draw:z-index="0" draw:name="Shape1" draw:style-name="gr1" draw:text-style-name="P19" svg:width="0.934cm" svg:height="0.433cm" draw:control="control1"/></text:p>
      <text:p text:style-name="P14"><text:tab/>Jabatan<text:tab/>:<text:tab/></text:p>
      <text:p text:style-name="P5"><text:tab/><text:tab/><text:tab/><text:span text:style-name="T1">PT. IBNU AUF GLOBAL INVESTAMA</text:span></text:p>
      <text:p text:style-name="P15"><text:span text:style-name="T1"><text:tab/>Alamat</text:span><text:tab/>:<text:tab/></text:p>
      <text:p text:style-name="P5"/>
      <text:p text:style-name="P7"><text:tab/>Nomor KTP<text:tab/>:<text:tab/></text:p>
      <text:p text:style-name="P8"><text:tab/><text:span text:style-name="T2">Tempat Tanggal Lahir<text:tab/>:<text:tab/></text:span></text:p>
      <text:p text:style-name="P8"/>
      <text:p text:style-name="P8"><text:span text:style-name="T2">Yang berdasarkan Surat Kuasa Tanggal 27 Januari 2016 bertindak atas nama dan sebagai :</text:span></text:p>
      <text:p text:style-name="P8"/>
      <text:p text:style-name="P10"><text:tab/>Nama<text:tab/>:<text:tab/>ANDI TAUFIQ YUSUF</text:p>
      <text:p text:style-name="P10"><text:tab/>Jabatan<text:tab/>:<text:tab/>DIRUT <text:span text:style-name="T1">PT. IBNU AUF GLOBAL INVESTAMA</text:span></text:p>
      <text:p text:style-name="P10"><text:tab/>Alamat<text:tab/>:<text:tab/>JL. PELANDUK NOMOR 56C, MAKASSAR</text:p>
      <text:p text:style-name="P10"><text:tab/>Nomor KTP<text:tab/>: 7371031701900005</text:p>
      <text:p text:style-name="P10"><text:tab/>Tempat Tanggal Lahir<text:tab/>:<text:tab/>UJUNG PANDANG, 17-01-1990</text:p>
      <text:p text:style-name="P10"/>
      <text:p text:style-name="P11"><text:bookmark-start text:name="__DdeLink__46_746945529"/>Yang selanjutnya disebut Pihak Pertama<text:bookmark-end text:name="__DdeLink__46_746945529"/></text:p>
      <text:p text:style-name="P11"><text:span text:style-name="T6"/></text:p>
      <text:p text:style-name="P16"><text:span text:style-name="T3">2</text:span>.<text:tab/>Nama<text:tab/>:<text:tab/></text:p>
      <text:p text:style-name="P16"><text:tab/><text:span text:style-name="T3">Pekerjaan</text:span><text:tab/>:<text:tab/></text:p>
      <text:p text:style-name="P16"><text:span text:style-name="T1"><text:tab/>Alamat</text:span><text:tab/>:<text:tab/></text:p>
      <text:p text:style-name="P6"><text:tab/><text:tab/><text:tab/></text:p>
      <text:p text:style-name="P9"><text:tab/>Nomor KTP<text:tab/>:<text:tab/></text:p>
      <text:p text:style-name="P12"><text:span text:style-name="T6"><text:tab/></text:span><text:span text:style-name="T7">Tempat Tanggal Lahir<text:tab/>:<text:tab/></text:span></text:p>
      <text:p text:style-name="P12"><text:span text:style-name="T7"/></text:p>
      <text:p text:style-name="P11"><text:span text:style-name="T2">Yang selanjutnya disebut Pihak </text:span>Kedua</text:p>
      <text:p text:style-name="P11"><text:span text:style-name="T6"/></text:p>
      <text:p text:style-name="P11"><text:span text:style-name="T6">3.<text:tab/>Objek Perjanjian (Satuan Rumah Susun) :</text:span></text:p>
      <text:p text:style-name="P11"><text:span text:style-name="T6"><text:s text:c="3"/>a. Jenis Satuan Rumah Susun : Satuan Rumah Susun berupa Hunian (Apartel),</text:span></text:p>
      <text:p text:style-name="P11"><text:span text:style-name="T6"><text:s text:c="40"/>Peruntukan dan Penggunaan : Hunian/Tempat Tinggal.</text:span></text:p>
      <text:p text:style-name="P11"><text:span text:style-name="T6"><text:s text:c="3"/>b. Nama Rumah Susun <text:s text:c="14"/>: THE APARKOST, terletak di Jalan Caringin Jatinangor,</text:span></text:p>
      <text:p text:style-name="P11"><text:span text:style-name="T6"><text:s text:c="40"/>Jawa Barat</text:span></text:p>
      <text:p text:style-name="P11"><text:span text:style-name="T6"><text:s text:c="3"/>c. Lantai, Tower, dan Nomor : Lantai 2, HMG Tower 1, Nomor : 210,211</text:span></text:p>
      <text:p text:style-name="P11"><text:span text:style-name="T6"><text:s text:c="3"/>d. Luas Nett <text:s text:c="21"/>: 2,5 (Dua Koma Lima) meter x 4 (Empat) meter perunit</text:span></text:p>
      <text:p text:style-name="P11"><text:span text:style-name="T6">4. Harga, Cara Pembayaran, dan Biaya-biaya :</text:span></text:p>
      <text:p text:style-name="P11"><text:span text:style-name="T6"><text:s text:c="3"/>a. Harga <text:s text:c="25"/>: Rp. 85.000.000,00-</text:span></text:p>
      <text:p text:style-name="P11"><text:span text:style-name="T6"><text:s text:c="39"/>(Delapan Puluh Lima Juta Rupiah) perunit</text:span></text:p>
      <text:p text:style-name="P11"><text:span text:style-name="T6"><text:s text:c="3"/>b. Cara Pembayaran <text:s text:c="15"/>: Bertahap yang jumlah angsuran (cicilan) dan waktu</text:span></text:p>
      <text:p text:style-name="P11"><text:span text:style-name="T6"><text:s text:c="39"/>(tanggal) pembayaran angsuran berdasarkan daftar</text:span></text:p>
      <text:p text:style-name="P11"><text:span text:style-name="T6"><text:s text:c="39"/>jadual pembayaran (payment schedule) dalam lampiran</text:span></text:p>
      <text:p text:style-name="P11"><text:span text:style-name="T6"><text:s text:c="39"/>perjanjian ini.</text:span></text:p>
      <text:p text:style-name="P11"><text:span text:style-name="T6"><text:s text:c="3"/>c. Harga Pengikatan sudah termasuk biaya-biaya :</text:span></text:p>
      <text:p text:style-name="P11"><text:span text:style-name="T6"><text:s text:c="6"/>1. Penyediaan Jaringan Air</text:span></text:p>
      <text:p text:style-name="P11"><text:span text:style-name="T6"><text:s text:c="6"/>2. Pemasangan Instalasi Listrik (1300 watt)</text:span></text:p>
      <text:p text:style-name="P11"><text:span text:style-name="T6"><text:s text:c="6"/>3. Ijin Mendirikan Bangunan (IMB)</text:span></text:p>
      <text:p text:style-name="P11"><text:soft-page-break/><text:span text:style-name="T6"><text:s text:c="3"/>d. Biaya-biaya lain yang menjadi beban pihak kedua termasuk tetapi tidak terbatas pada :</text:span></text:p>
      <text:p text:style-name="P11"><text:span text:style-name="T6"><text:s text:c="6"/>1. Biaya Perolehan Hak Atas Tanah &amp; Bangunan (BPHTB)</text:span></text:p>
      <text:p text:style-name="P11"><text:span text:style-name="T6"><text:s text:c="6"/>2. Biaya Notaris AJB</text:span></text:p>
      <text:p text:style-name="P11"><text:span text:style-name="T6">5. Tanggal Pemesanan <text:s text:c="20"/>: April 2016</text:span></text:p>
      <text:p text:style-name="P11"><text:span text:style-name="T6">6. Tanggal Penyelesaian Objek <text:s text:c="11"/>: 18 (delapan belas) <text:s text:c="6"/>bulan <text:s text:c="2"/>setelah <text:s/>tanggal</text:span></text:p>
      <text:p text:style-name="P11"><text:span text:style-name="T6"><text:s text:c="43"/>groundbreaking</text:span></text:p>
      <text:p text:style-name="P11"><text:span text:style-name="T6">7. Groundbreaking Proyek <text:s text:c="16"/>: September 2016</text:span></text:p>
      <text:p text:style-name="P11"><text:span text:style-name="T6">8. Ketentuan-ketentuan lain :</text:span></text:p>
      <text:p text:style-name="P11"><text:span text:style-name="T6"><text:s text:c="3"/>1. Pihak Kedua wajib mulai membayar kepada Pihak Pertama angsuran hutang yang</text:span></text:p>
      <text:p text:style-name="P11"><text:span text:style-name="T6"><text:s text:c="6"/>dimaksud satu bulan setelah tanggal ditandatanganinya Surat Perjanjian ini.</text:span></text:p>
      <text:p text:style-name="P11"><text:span text:style-name="T6"><text:s text:c="3"/>2. Tanggal jatuh tempo angsuran Pihak Kedua adalah tanggal 7 (Tujuh) setiap bulannya.</text:span></text:p>
      <text:p text:style-name="P11"><text:span text:style-name="T6"><text:s text:c="3"/>3. Pihak Kedua bersedia membayar denda jika pembayaran melewati tanggal jatuh tempo</text:span></text:p>
      <text:p text:style-name="P11"><text:span text:style-name="T6"><text:s text:c="6"/>setiap bulannya, dengan nilai denda Rp 45.000,00 (empat puluh lima ribu rupiah) per</text:span></text:p>
      <text:p text:style-name="P11"><text:span text:style-name="T6"><text:s text:c="6"/>15 hari keterlambatan sejak tanggal jatuh tempo setiap bulannya berlaku akumulatif.</text:span></text:p>
      <text:p text:style-name="P11"><text:span text:style-name="T6"><text:s text:c="3"/>4. Jika Pihak Kedua tidak membayar angsurannya kepada Pihak Pertama selama 3 (tiga)</text:span></text:p>
      <text:p text:style-name="P11"><text:span text:style-name="T6"><text:s text:c="6"/>bulan berturut-turut tanpa pemberitahuan maka Pihak Kedua dinyatakan membatalkan</text:span></text:p>
      <text:p text:style-name="P11"><text:span text:style-name="T6"><text:s text:c="6"/>Perjanjian Jual Beli ini dan berhak atas dana senilai 60% (enam puluh persen) dari hasil</text:span></text:p>
      <text:p text:style-name="P11"><text:span text:style-name="T6"><text:s text:c="6"/>penjumlahan Uang Muka dan total angsuran hutang yang telah dibayar kepada Pihak</text:span></text:p>
      <text:p text:style-name="P11"><text:span text:style-name="T6"><text:s text:c="6"/>Pertama.</text:span></text:p>
      <text:p text:style-name="P11"><text:span text:style-name="T6"><text:s text:c="3"/>5. Dan Apabila poin 8 (delapan) 3 (tiga) terjadi,maka pihak Kedua wajib memberikan</text:span></text:p>
      <text:p text:style-name="P11"><text:span text:style-name="T6"><text:s text:c="6"/>penjelasan mengenai keterlambatan pembayaran angsuran kepada pihak Pertama dan</text:span></text:p>
      <text:p text:style-name="P11"><text:span text:style-name="T6"><text:s text:c="4"/>Pihak Pertama akan memberikan toleransi pembayaran sesuai mekanisme yang diatur</text:span></text:p>
      <text:p text:style-name="P11"><text:span text:style-name="T6"><text:s text:c="4"/>oleh pihak pertama. (maka point 4 tdk berlaku)</text:span></text:p>
      <text:p text:style-name="P11"><text:span text:style-name="T6">6. Pihak Pertama wajib menyelesaikan Kamar yang dimaksud pada poin 3 (tiga) c Surat</text:span></text:p>
      <text:p text:style-name="P11"><text:span text:style-name="T6"><text:s text:c="4"/>Perjanjian ini selambat-lambatnya 18 (delapan belas) bulan setelah tanggal</text:span></text:p>
      <text:p text:style-name="P11"><text:span text:style-name="T6"><text:s text:c="4"/>groundbreaking proyek dan apabila pihak pertama belum menyelesaikan</text:span></text:p>
      <text:p text:style-name="P11"><text:span text:style-name="T6"><text:s text:c="4"/>pembangunan objek pengikatan sebagaimana jadual yang dimaksud pada poin 6</text:span></text:p>
      <text:p text:style-name="P11"><text:span text:style-name="T6"><text:s text:c="4"/>(enam) diatas maka pihak kedua berhak untuk tidak melanjutkan angsuran/cicilannya.</text:span></text:p>
      <text:p text:style-name="P11"><text:span text:style-name="T6">7. Jika kondisi pada poin 8 (delapan) 6 (enam) terjadi, maka pihak pertama wajib</text:span></text:p>
      <text:p text:style-name="P11"><text:span text:style-name="T6"><text:s text:c="4"/>menyelesaikan pembangunan kamar pada poin 3 (tiga) c selambat-lambatnya 4</text:span></text:p>
      <text:p text:style-name="P11"><text:span text:style-name="T6"><text:s text:c="4"/>(empat) bulan setelah jadual penyerahan pertama (delapan belas bulan setelah</text:span></text:p>
      <text:p text:style-name="P11"><text:span text:style-name="T6"><text:s text:c="4"/>groundbreaking).</text:span></text:p>
      <text:p text:style-name="P11"><text:span text:style-name="T6">8. Jika poin 8 (delapan) 7 (tujuh) tidak terpenuhi, maka pihak pertama wajib membayar</text:span></text:p>
      <text:p text:style-name="P11"><text:span text:style-name="T6"><text:s text:c="4"/>denda kepada pihak kedua dengan nilai denda Rp 45.000,00 (empat puluh lima ribu</text:span></text:p>
      <text:p text:style-name="P11"><text:span text:style-name="T6"><text:s text:c="4"/>rupiah) per 15 hari keterlambatan sejak tanggal jatuh tempo setiap bulannya berlaku</text:span></text:p>
      <text:p text:style-name="P11"><text:span text:style-name="T6"><text:s text:c="4"/>akumulatif sampai bangunan selesai.</text:span></text:p>
      <text:p text:style-name="P11"><text:span text:style-name="T6">9. Pihak Pertama wajib memberikan sertipikat hak milik atas satuan rumah susun atas</text:span></text:p>
      <text:p text:style-name="P11"><text:span text:style-name="T6"><text:s text:c="4"/>kamar yang dimaksud pada poin 3 (tiga) c Surat Perjanjian ini saat Pihak Kedua telah</text:span></text:p>
      <text:p text:style-name="P11"><text:span text:style-name="T6"><text:s text:c="4"/>menyelesaikan proses pembayaran hutangnya kepada Pihak Pertama</text:span></text:p>
      <text:p text:style-name="P11"><text:span text:style-name="T6">10. Pihak Kedua melakukan proses pembayaran sesuai dengan cara yang telah ditentukan</text:span></text:p>
      <text:p text:style-name="P11"><text:span text:style-name="T6"><text:s text:c="4"/>oleh Pihak Pertama.</text:span></text:p>
      <text:p text:style-name="P11"><text:span text:style-name="T6">11. Dalam keadaan darurat (forcemajeur) seperti bencana alam, kerusuhan dan/atau yang</text:span></text:p>
      <text:p text:style-name="P11"><text:span text:style-name="T6"><text:s text:c="4"/>lainnya yang menyebabkan tertundanya dan/atau dibatalkannya pembangunan proyek</text:span></text:p>
      <text:p text:style-name="P11"><text:span text:style-name="T6"><text:s text:c="4"/>secara sebagian dan/atau keseluruhan maka Pihak Pertama wajib mengadakan rapat</text:span></text:p>
      <text:p text:style-name="P11"><text:span text:style-name="T6"><text:s text:c="4"/>luar biasa dengan Pihak Kedua selambat-lambatnya 15 (lima belas) hari setelah</text:span></text:p>
      <text:p text:style-name="P11"><text:span text:style-name="T6"><text:s text:c="4"/>terjadinya keadaan darurat terebut.</text:span></text:p>
      <text:p text:style-name="P11"><text:span text:style-name="T6">12. Surat perjanjian kerjasama ini mulai berlaku sejak tanggal ditandatanganinya.</text:span></text:p>
      <text:p text:style-name="P11"><text:span text:style-name="T6">13. Pihak Pertama dan Pihak Kedua bersedia melakukan kerjasama pengembangan usaha</text:span></text:p>
      <text:p text:style-name="P11"><text:span text:style-name="T6"><text:s text:c="4"/>lebih lanjut yang dianggap perlu, sesuai dengan kesepakatan kedua Pihak.</text:span></text:p>
      <text:p text:style-name="P11"><text:span text:style-name="T6">14. Ketentuan yang tertulis di dalam Surat Perjanjian ini dapat diubah sewaktu-waktu</text:span></text:p>
      <text:p text:style-name="P11"><text:soft-page-break/><text:span text:style-name="T6"><text:s text:c="4"/>sesuai kesepakatan kedua pihak.</text:span></text:p>
      <text:p text:style-name="P11"><text:span text:style-name="T6">15. Ketentuan yang belum berlaku yang dianggap perlu oleh kedua pihak, dapat</text:span></text:p>
      <text:p text:style-name="P11"><text:span text:style-name="T6"><text:s text:c="4"/>diberlakukan sesuai kesepakatan kedua pihak.</text:span></text:p>
      <text:p text:style-name="P11"><text:span text:style-name="T6">16. Apabila terjadi masalah antara kedua belah pihak, diselesaikan dengan cara</text:span></text:p>
      <text:p text:style-name="P11"><text:span text:style-name="T6"><text:s text:c="4"/>musyawarah dan kekeluargaan, dan apabila tidak terjadi kesepakatan akan diselesaikan</text:span></text:p>
      <text:p text:style-name="P11"><text:span text:style-name="T6"><text:s text:c="4"/>dengan hukum yang berlaku di Indonesia.</text:span></text:p>
      <text:p text:style-name="P11"><text:span text:style-name="T6">Demikian surat perjanjian ini dibuat oleh kedua pihak dengan penuh kesadaran dan keikhlasan</text:span></text:p>
      <text:p text:style-name="P11"><text:span text:style-name="T6">untuk dipatuhi dan dilaksanakan secara profesional. Semoga Tuhan Yang Maha Esa meridhoi</text:span></text:p>
      <text:p text:style-name="P11"><text:span text:style-name="T6">kita semua. Aamiin.</text:span></text:p>
      <text:p text:style-name="P11"><text:span text:style-name="T6"><text:s text:c="68"/>Jakarta, 2 Agustus 2016</text:span></text:p>
      <text:p text:style-name="P11"><text:span text:style-name="T6"><text:s text:c="15"/>Pihak Pertama <text:s text:c="35"/>Pihak Kedua</text:span></text:p>
      <text:p text:style-name="P11"><text:span text:style-name="T6"><text:s text:c="15"/>(RUKMAWATI) <text:s text:c="32"/>(FIRMAN SUMARWA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.03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09:40:14.019968187</meta:creation-date>
    <dc:date>2016-08-28T11:44:10.511234287</dc:date>
    <meta:editing-duration>PT2H49M25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3" meta:paragraph-count="102" meta:word-count="798" meta:character-count="6196" meta:non-whitespace-character-count="4682"/>
  </office:meta>
</office:document-meta>
</file>